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Courier1" svg:font-family="Courier, 'Courier New'" style:font-family-generic="modern" style:font-pitch="fixed"/>
    <style:font-face style:name="Cumberland2" svg:font-family="Cumberland, 'Courier New'" style:font-family-generic="modern" style:font-pitch="fixed"/>
    <style:font-face style:name="courier1" svg:font-family="courier, 'Courier New'" style:font-family-generic="modern" style:font-pitch="fixed"/>
    <style:font-face style:name="Courier 10 Pitch" svg:font-family="'Courier 10 Pitch'" style:font-pitch="variable"/>
    <style:font-face style:name="Liberation Sans1" svg:font-family="'Liberation Sans'" style:font-pitch="variable"/>
    <style:font-face style:name="StarSymbol1" svg:font-family="StarSymbol, 'Arial Unicode MS'" style:font-pitch="variable"/>
    <style:font-face style:name="Courier" svg:font-family="Courier, 'Courier New'" style:font-family-generic="modern" style:font-pitch="variable"/>
    <style:font-face style:name="Cumberland1" svg:font-family="Cumberland, 'Courier New'" style:font-family-generic="modern" style:font-pitch="variable"/>
    <style:font-face style:name="Liberation Sans3" svg:font-family="'Liberation Sans'" style:font-family-generic="modern" style:font-pitch="variable"/>
    <style:font-face style:name="courier" svg:font-family="courier, 'Courier New'" style:font-family-generic="modern" style:font-pitch="variable"/>
    <style:font-face style:name="Cumberland" svg:font-family="Cumberland,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horndale" svg:font-family="Thorndale, 'Times New Roman'"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ucidasans1" svg:font-family="Lucidasans" style:font-family-generic="swiss" style:font-pitch="variable"/>
    <style:font-face style:name="helvetica" svg:font-family="helvetica, Arial" style:font-family-generic="swiss" style:font-pitch="variable"/>
    <style:font-face style:name="Cumberland3" svg:font-family="Cumberland, '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cffcc" fo:min-height="15.95cm" draw:shadow="visible" draw:shadow-offset-x="0.3cm" draw:shadow-offset-y="0.3cm"/>
    </style:style>
    <style:style style:name="gr3" style:family="graphic" style:parent-style-name="standard">
      <style:graphic-properties draw:textarea-horizontal-align="justify" draw:textarea-vertical-align="middle" draw:auto-grow-height="false" fo:min-height="0cm" fo:min-width="0cm" fo:wrap-option="no-wrap" draw:shadow="visible"/>
    </style:style>
    <style:style style:name="gr4" style:family="graphic" style:parent-style-name="standard">
      <style:graphic-properties draw:opacity="100%" draw:opacity-name="" draw:textarea-horizontal-align="justify" draw:textarea-vertical-align="middle" draw:auto-grow-height="false" fo:min-height="0cm" fo:min-width="0cm" fo:wrap-option="no-wrap" draw:shadow="visible"/>
    </style:style>
    <style:style style:name="gr5" style:family="graphic" style:parent-style-name="standard">
      <style:graphic-properties draw:stroke="none" draw:fill="solid" draw:fill-color="#ffccff" fo:min-height="6.468cm" draw:shadow="visible" draw:shadow-offset-x="0.3cm" draw:shadow-offset-y="0.3cm"/>
    </style:style>
    <style:style style:name="gr6" style:family="graphic" style:parent-style-name="standard">
      <style:graphic-properties draw:stroke="none" svg:stroke-color="#000000" draw:fill="solid" draw:fill-color="#ffffcc" draw:auto-grow-height="true" draw:auto-grow-width="false" fo:max-height="0cm" fo:min-height="0cm" draw:shadow="visible" draw:shadow-offset-x="0.3cm" draw:shadow-offset-y="0.3cm"/>
    </style:style>
    <style:style style:name="gr7" style:family="graphic" style:parent-style-name="standard">
      <style:graphic-properties draw:stroke="none" draw:fill="solid" draw:fill-color="#ccffcc" fo:min-height="13.539cm" draw:shadow="visible" draw:shadow-offset-x="0.3cm" draw:shadow-offset-y="0.3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draw:fill="solid" draw:fill-color="#ccffcc" fo:min-height="16.289cm" draw:shadow="visible"/>
    </style:style>
    <style:style style:name="gr10" style:family="graphic" style:parent-style-name="standard">
      <style:graphic-properties draw:stroke="none" draw:fill="solid" draw:fill-color="#ffccff" fo:min-height="4.307cm" draw:shadow="visible" draw:shadow-offset-x="0.3cm" draw:shadow-offset-y="0.3cm"/>
    </style:style>
    <style:style style:name="gr11" style:family="graphic" style:parent-style-name="standard">
      <style:graphic-properties draw:stroke="none" draw:fill="solid" draw:fill-color="#ccffcc" fo:min-height="13.35cm" draw:shadow="visible" draw:shadow-offset-x="0.3cm" draw:shadow-offset-y="0.3cm"/>
    </style:style>
    <style:style style:name="gr12" style:family="graphic" style:parent-style-name="standard">
      <style:graphic-properties draw:stroke="none" draw:fill="solid" draw:fill-color="#ffccff" fo:min-height="3.55cm" draw:shadow="visible"/>
    </style:style>
    <style:style style:name="gr13" style:family="graphic" style:parent-style-name="standard">
      <style:graphic-properties draw:stroke="none" draw:fill="solid" draw:fill-color="#ccffcc" fo:min-height="16.041cm" draw:shadow="visible" draw:shadow-offset-x="0.3cm" draw:shadow-offset-y="0.3cm"/>
    </style:style>
    <style:style style:name="gr14" style:family="graphic" style:parent-style-name="standard">
      <style:graphic-properties draw:stroke="none" draw:fill="solid" draw:fill-color="#ccffcc" fo:min-height="15.556cm" draw:shadow="visible" draw:shadow-offset-x="0.3cm" draw:shadow-offset-y="0.3cm"/>
    </style:style>
    <style:style style:name="gr15" style:family="graphic" style:parent-style-name="standard">
      <style:graphic-properties draw:stroke="none" svg:stroke-color="#000000" draw:fill="solid" draw:fill-color="#729fcf" draw:auto-grow-height="true" draw:auto-grow-width="false" fo:max-height="0cm" fo:min-height="0cm"/>
    </style:style>
    <style:style style:name="gr16" style:family="graphic" style:parent-style-name="standard">
      <style:graphic-properties draw:stroke="none" draw:fill="solid" draw:fill-color="#ffccff" fo:min-height="4.35cm" draw:shadow="visible" draw:shadow-offset-x="0.3cm" draw:shadow-offset-y="0.3cm"/>
    </style:style>
    <style:style style:name="gr17" style:family="graphic" style:parent-style-name="standard">
      <style:graphic-properties draw:stroke="none" draw:fill="solid" draw:fill-color="#ccffcc" fo:min-height="13.55cm" draw:shadow="visible" draw:shadow-offset-x="0.3cm" draw:shadow-offset-y="0.3cm"/>
    </style:style>
    <style:style style:name="gr18" style:family="graphic" style:parent-style-name="standard">
      <style:graphic-properties draw:stroke="none" svg:stroke-color="#000000" draw:fill="solid" draw:fill-color="#ffffcc" draw:auto-grow-height="true" draw:auto-grow-width="false" fo:max-height="0cm" fo:min-height="14.45cm" draw:shadow="visible" draw:shadow-offset-x="0.3cm" draw:shadow-offset-y="0.3cm"/>
    </style:style>
    <style:style style:name="gr19" style:family="graphic" style:parent-style-name="standard">
      <style:graphic-properties draw:stroke="none" svg:stroke-color="#000000" draw:fill="solid" draw:fill-color="#ffffcc" draw:auto-grow-height="true" draw:auto-grow-width="false" fo:max-height="0cm" fo:min-height="15.534cm" draw:shadow="visible" draw:shadow-offset-x="0.3cm" draw:shadow-offset-y="0.3cm"/>
    </style:style>
    <style:style style:name="gr20" style:family="graphic" style:parent-style-name="standard">
      <style:graphic-properties draw:stroke="none" draw:fill="solid" draw:fill-color="#ccffcc" fo:min-height="11.207cm" draw:shadow="visible" draw:shadow-offset-x="0.3cm" draw:shadow-offset-y="0.3cm"/>
    </style:style>
    <style:style style:name="gr21" style:family="graphic" style:parent-style-name="standard">
      <style:graphic-properties draw:stroke="none" draw:fill="solid" draw:fill-color="#ffccff" fo:min-height="5.15cm" draw:shadow="visible" draw:shadow-offset-x="0.3cm" draw:shadow-offset-y="0.3cm"/>
    </style:style>
    <style:style style:name="pr1" style:family="presentation" style:parent-style-name="Standard-title">
      <style:graphic-properties fo:min-height="3.506cm"/>
    </style:style>
    <style:style style:name="pr2" style:family="presentation" style:parent-style-name="Standard-outline1">
      <style:graphic-properties draw:fill="solid" draw:fill-color="#ffffcc" fo:min-height="11.929cm" draw:shadow="visible" draw:shadow-offset-x="0.3cm" draw:shadow-offset-y="0.3cm" draw:shadow-color="#808080"/>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1.963cm"/>
    </style:style>
    <style:style style:name="P1" style:family="paragraph">
      <style:text-properties fo:font-size="20pt"/>
    </style:style>
    <style:style style:name="P2" style:family="paragraph">
      <style:text-properties fo:hyphenate="true"/>
    </style:style>
    <style:style style:name="P3" style:family="paragraph">
      <style:text-properties fo:color="#000000" fo:hyphenate="true"/>
    </style:style>
    <style:style style:name="P4" style:family="paragraph">
      <style:text-properties style:font-name="Courier 10 Pitch1" fo:font-size="24pt" style:font-size-asian="24pt" style:font-size-complex="24pt"/>
    </style:style>
    <style:style style:name="P5" style:family="paragraph">
      <style:paragraph-properties fo:text-align="center"/>
    </style:style>
    <style:style style:name="P6" style:family="paragraph">
      <style:paragraph-properties fo:text-align="center"/>
      <style:text-properties fo:font-size="24pt" style:font-size-asian="24pt" style:font-size-complex="24pt"/>
    </style:style>
    <style:style style:name="P7" style:family="paragraph">
      <style:text-properties fo:font-size="26pt" style:font-size-asian="26pt" style:font-size-complex="26pt"/>
    </style:style>
    <style:style style:name="P8" style:family="paragraph">
      <style:text-properties fo:color="#000000"/>
    </style:style>
    <style:style style:name="P9" style:family="paragraph">
      <style:text-properties style:font-name="Courier 10 Pitch1" fo:font-size="22pt" style:font-size-asian="22pt" style:font-size-complex="22pt"/>
    </style:style>
    <style:style style:name="P10" style:family="paragraph">
      <style:paragraph-properties fo:text-align="center"/>
      <style:text-properties fo:font-size="22pt" style:font-size-asian="22pt" style:font-size-complex="22pt"/>
    </style:style>
    <style:style style:name="P11" style:family="paragraph">
      <style:text-properties fo:font-size="24pt" style:font-size-asian="24pt" style:font-size-complex="24pt"/>
    </style:style>
    <style:style style:name="P12" style:family="paragraph">
      <style:paragraph-properties fo:margin-left="0.499cm" fo:margin-right="0cm" fo:text-indent="-0.499cm">
        <style:tab-stops>
          <style:tab-stop style:position="0.499cm"/>
        </style:tab-stops>
      </style:paragraph-properties>
    </style:style>
    <style:style style:name="P13" style:family="paragraph">
      <style:text-properties fo:font-size="32pt" style:font-size-asian="32pt" style:font-size-complex="32pt"/>
    </style:style>
    <style:style style:name="P14" style:family="paragraph">
      <style:paragraph-properties fo:margin-left="0.499cm" fo:margin-right="0cm" fo:text-indent="-0.499cm">
        <style:tab-stops>
          <style:tab-stop style:position="0.499cm"/>
        </style:tab-stops>
      </style:paragraph-properties>
      <style:text-properties fo:hyphenate="true"/>
    </style:style>
    <style:style style:name="P15" style:family="paragraph">
      <style:text-properties fo:font-size="32pt" style:text-underline-style="none" style:font-size-asian="32pt" style:font-size-complex="32pt" fo:hyphenate="true"/>
    </style:style>
    <style:style style:name="T1" style:family="text">
      <style:text-properties fo:color="#cccccc"/>
    </style:style>
    <style:style style:name="T2" style:family="text">
      <style:text-properties style:font-name="Courier 10 Pitch1" fo:font-size="24pt" style:font-size-asian="24pt" style:font-size-complex="24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style:font-name="Courier 10 Pitch1" fo:font-size="26pt" style:font-size-asian="26pt" style:font-size-complex="26pt"/>
    </style:style>
    <style:style style:name="T6" style:family="text">
      <style:text-properties style:font-name="DejaVu Sans" fo:font-size="28pt" style:font-size-asian="28pt" style:font-size-complex="28pt"/>
    </style:style>
    <style:style style:name="T7" style:family="text">
      <style:text-properties fo:color="#dd4814" style:font-name="DejaVu Sans" fo:font-size="28pt" style:font-size-asian="28pt" style:font-size-complex="28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style:font-name="Liberation Sans2"/>
    </style:style>
    <style:style style:name="T11" style:family="text">
      <style:text-properties style:font-name="Courier 10 Pitch1"/>
    </style:style>
    <style:style style:name="T12" style:family="text">
      <style:text-properties style:font-name="Courier 10 Pitch1" fo:font-size="22pt" style:font-size-asian="22pt" style:font-size-complex="22pt"/>
    </style:style>
    <style:style style:name="T13" style:family="text">
      <style:text-properties fo:font-size="22pt" style:font-size-asian="22pt" style:font-size-complex="22pt"/>
    </style:style>
    <style:style style:name="T14" style:family="text">
      <style:text-properties style:font-name="DejaVu Sans"/>
    </style:style>
    <style:style style:name="T15" style:family="text">
      <style:text-properties style:font-name="Courier 10 Pitch1" fo:font-weight="bold" style:font-weight-asian="bold" style:font-weight-complex="bold"/>
    </style:style>
    <style:style style:name="T16" style:family="text">
      <style:text-properties style:font-name="courier1"/>
    </style:style>
    <style:style style:name="T17" style:family="text">
      <style:text-properties style:font-name="helvetica"/>
    </style:style>
    <style:style style:name="T18" style:family="text">
      <style:text-properties style:font-name="DejaVu Sans" fo:font-size="26pt" style:font-size-asian="26pt" style:font-size-complex="26pt"/>
    </style:style>
    <style:style style:name="T19" style:family="text">
      <style:text-properties fo:font-size="32pt" style:font-size-asian="32pt" style:font-size-complex="32pt"/>
    </style:style>
    <style:style style:name="T20" style:family="text">
      <style:text-properties style:font-name="Courier 10 Pitch1" fo:font-size="32pt" style:font-size-asian="32pt" style:font-size-complex="32pt"/>
    </style:style>
    <style:style style:name="T21" style:family="text">
      <style:text-properties style:font-name="Courier 10 Pitch1" fo:font-size="22pt" fo:font-weight="bold" style:font-size-asian="22pt" style:font-weight-asian="bold" style:font-size-complex="22pt" style:font-weight-complex="bold"/>
    </style:style>
    <style:style style:name="T22" style:family="text">
      <style:text-properties style:font-name="Courier 10 Pitch1" fo:font-size="18pt" style:font-size-asian="18pt" style:font-size-complex="18pt"/>
    </style:style>
    <style:style style:name="T23" style:family="text">
      <style:text-properties style:font-name="helvetica" fo:font-size="32pt" style:text-underline-style="solid" style:text-underline-width="auto" style:text-underline-color="font-color" style:font-size-asian="32pt" style:font-size-complex="32pt"/>
    </style:style>
    <style:style style:name="T24" style:family="text">
      <style:text-properties style:font-name="helvetica" fo:font-size="32pt" style:font-size-asian="32pt" style:font-size-complex="32pt"/>
    </style:style>
    <style:style style:name="T25" style:family="text">
      <style:text-properties style:font-name="Courier1" fo:font-size="32pt" style:font-size-asian="32pt" style:font-size-complex="32pt"/>
    </style:style>
    <style:style style:name="T26" style:family="text">
      <style:text-properties style:font-name="DejaVu Sans" fo:font-size="32pt" style:font-size-asian="32pt" style:font-size-complex="32pt"/>
    </style:style>
    <style:style style:name="T27" style:family="text">
      <style:text-properties style:font-name="DejaVu Sans" fo:font-size="32pt" style:text-underline-style="none" style:font-size-asian="32pt" style:font-size-complex="32pt"/>
    </style:style>
    <style:style style:name="T28" style:family="text">
      <style:text-properties style:font-name="Courier 10 Pitch1" fo:font-size="32pt" style:text-underline-style="none" style:font-size-asian="32pt" style:font-size-complex="32pt"/>
    </style:style>
    <style:style style:name="T29" style:family="text">
      <style:text-properties style:font-name="helvetica" fo:font-size="32pt" style:text-underline-style="none"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Ein paar Kleinigkeiten zum Einstieg</text:p>
          </draw:text-box>
        </draw:frame>
        <draw:frame presentation:style-name="pr2" draw:layer="layout" svg:width="23cm" svg:height="15.686cm" svg:x="1.4cm" svg:y="4.914cm" presentation:class="outline" presentation:user-transformed="true">
          <draw:text-box>
            <text:list text:style-name="L2">
              <text:list-item>
                <text:p><text:span text:style-name="T1">Includes und Namensräume</text:span></text:p>
              </text:list-item>
              <text:list-item>
                <text:p><text:span text:style-name="T1">Ausgabe in C++</text:span></text:p>
              </text:list-item>
              <text:list-item>
                <text:p><text:span text:style-name="T1">Ausgabeformatierung mit Manipulatoren</text:span></text:p>
              </text:list-item>
              <text:list-item>
                <text:p><text:span text:style-name="T1">Eingabe in C++</text:span></text:p>
              </text:list-item>
              <text:list-item>
                <text:p>Defaultargumente in C++</text:p>
              </text:list-item>
              <text:list-item>
                <text:p>Überladene Funktionen</text:p>
              </text:list-item>
              <text:list-item>
                <text:p>Typisierte Konstanten</text:p>
              </text:list-item>
              <text:list-item>
                <text:p>Inlinefunktionen</text:p>
              </text:list-item>
              <text:list-item>
                <text:p>Referenze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presentation:style-name="pr2" draw:text-style-name="P3" draw:layer="layout" svg:width="25.199cm" svg:height="13.486cm" svg:x="1.4cm" svg:y="4.914cm" presentation:class="outline" presentation:user-transformed="true">
          <draw:text-box>
            <text:list text:style-name="L2">
              <text:list-item>
                <text:p text:style-name="P2">Jede Funktion muss in C++ vor ihrer Verwendung bekannt (definiert oder deklariert) sein.</text:p>
              </text:list-item>
              <text:list-item>
                <text:p text:style-name="P2">Parametern können im Funktionskopf Werte zugeordnet werden, sogenannte Defaultargumente.</text:p>
              </text:list-item>
              <text:list-item>
                <text:p text:style-name="P2">Dies muss aber unbedingt von rechts nach links geschehe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presentation:style-name="pr2" draw:text-style-name="P3" draw:layer="layout" svg:width="25.199cm" svg:height="13.486cm" svg:x="1.4cm" svg:y="4.914cm" presentation:class="outline" presentation:user-transformed="true">
          <draw:text-box>
            <text:list text:style-name="L2">
              <text:list-item>
                <text:p text:style-name="P2">Beim Funktionsaufruf können nun Parameter von rechts beginnend weggelasssen werden.</text:p>
              </text:list-item>
              <text:list-item>
                <text:p text:style-name="P2">Es ergeben sich dadurch unterschiedliche Aufrufmöglichkeiten für eine Funktion.</text:p>
              </text:list-item>
              <text:list-item>
                <text:p text:style-name="P2">Gibt es zu einer Funktion sowohl eine Deklaration (Funktionsprototyp) als auch die Funktionsdefinition, so dürfen die Defaultargumente nur im Prototyp angegeben werde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draw:style-name="gr2" draw:text-style-name="P4" draw:layer="layout" svg:width="20.4cm" svg:height="16.2cm" svg:x="0.8cm" svg:y="3.8cm">
          <draw:text-box>
            <text:p><text:span text:style-name="T2">#include &lt;iostream&gt;</text:span></text:p>
            <text:p><text:span text:style-name="T2">using namespace std;</text:span></text:p>
            <text:p><text:span text:style-name="T2"/></text:p>
            <text:p><text:span text:style-name="T2">void myFunc(int i=5, double d=1.234 )</text:span></text:p>
            <text:p><text:span text:style-name="T2">{</text:span></text:p>
            <text:p><text:span text:style-name="T2"><text:s text:c="2"/></text:span><text:span text:style-name="T2">cout&lt;&lt; i&lt;&lt;'\n' &lt;&lt; d &lt;&lt; '\n';</text:span></text:p>
            <text:p><text:span text:style-name="T2">}</text:span></text:p>
            <text:p><text:span text:style-name="T2"/></text:p>
            <text:p><text:span text:style-name="T2">int main()</text:span></text:p>
            <text:p><text:span text:style-name="T2">{</text:span></text:p>
            <text:p><text:span text:style-name="T2"><text:s text:c="2"/></text:span><text:span text:style-name="T2">myFunc(10,999.99);</text:span></text:p>
            <text:p><text:span text:style-name="T2"><text:s text:c="2"/></text:span><text:span text:style-name="T2">myFunc(10);</text:span></text:p>
            <text:p><text:span text:style-name="T2"><text:s text:c="2"/></text:span><text:span text:style-name="T2">myFunc();</text:span></text:p>
            <text:p><text:span text:style-name="T2"><text:s text:c="2"/></text:span><text:span text:style-name="T2">return 0;</text:span></text:p>
            <text:p><text:span text:style-name="T2">}</text:span><text:span text:style-name="T2"><text:tab/></text:span></text:p>
          </draw:text-box>
        </draw:frame>
        <draw:custom-shape draw:style-name="gr3" draw:text-style-name="P6" draw:layer="layout" svg:width="7.6cm" svg:height="1.2cm" svg:x="19.4cm" svg:y="5.4cm">
          <text:p text:style-name="P5"><text:span text:style-name="T3">Defaultargument</text:span></text:p>
          <draw:enhanced-geometry svg:viewBox="0 0 21600 21600" draw:text-areas="800 800 20800 20800" draw:type="round-rectangular-callout" draw:modifiers="-3066.22812787791 28578.1848459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8cm" svg:height="3.6cm" svg:x="14.4cm" svg:y="12cm">
          <text:p text:style-name="P5"><text:span text:style-name="T3">2. Parameter weggelassen</text:span></text:p>
          <text:p text:style-name="P5"><text:span text:style-name="T3">- wird durch Defaultargument</text:span></text:p>
          <text:p text:style-name="P5"><text:span text:style-name="T3">ersetzt!</text:span></text:p>
          <draw:enhanced-geometry svg:viewBox="0 0 21600 21600" draw:text-areas="800 800 20800 20800" draw:type="round-rectangular-callout" draw:modifiers="-11827.7434115753 19338.6281588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8cm" svg:height="3.6cm" svg:x="14.2cm" svg:y="16.8cm">
          <text:p text:style-name="P5"><text:span text:style-name="T3">beide Parameter weggelassen</text:span></text:p>
          <text:p text:style-name="P5"><text:span text:style-name="T3">- durch Defaultargumente</text:span></text:p>
          <text:p text:style-name="P5"><text:span text:style-name="T3">ersetzt!</text:span></text:p>
          <draw:enhanced-geometry svg:viewBox="0 0 21600 21600" draw:text-areas="800 800 20800 20800" draw:type="round-rectangular-callout" draw:modifiers="-13745.9537327345 -3449.041932796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layer="layout" svg:width="7.6cm" svg:height="1.2cm" svg:x="11.8cm" svg:y="3.8cm">
          <text:p text:style-name="P5"><text:span text:style-name="T3">Defaultargument</text:span></text:p>
          <draw:enhanced-geometry svg:viewBox="0 0 21600 21600" draw:text-areas="800 800 20800 20800" draw:type="round-rectangular-callout" draw:modifiers="-2352.95355874227 59152.7060782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draw:style-name="gr5" draw:text-style-name="P4" draw:layer="layout" svg:width="4.4cm" svg:height="6.718cm" svg:x="1.6cm" svg:y="4.482cm">
          <draw:text-box>
            <text:p><text:span text:style-name="T2">10</text:span></text:p>
            <text:p><text:span text:style-name="T2">999.99</text:span></text:p>
            <text:p><text:span text:style-name="T2">10</text:span></text:p>
            <text:p><text:span text:style-name="T2">1.234</text:span></text:p>
            <text:p><text:span text:style-name="T2">5</text:span></text:p>
            <text:p><text:span text:style-name="T2">1.234</text:span></text:p>
          </draw:text-box>
        </draw:frame>
        <draw:frame draw:style-name="gr6" draw:text-style-name="P7" draw:layer="layout" svg:width="19cm" svg:height="3.376cm" svg:x="7.6cm" svg:y="4.35cm">
          <draw:text-box>
            <text:p><text:span text:style-name="T4">10 und 999.99 sind Ergebnis des ersten Aufrufs mit 2 Parametern</text:span></text:p>
            <text:p><text:span text:style-name="T5">myFunc(10,999.99);</text:span></text:p>
          </draw:text-box>
        </draw:frame>
        <draw:frame draw:style-name="gr6" draw:text-style-name="P7" draw:layer="layout" svg:width="19cm" svg:height="3.376cm" svg:x="7.75cm" svg:y="8.4cm">
          <draw:text-box>
            <text:p><text:span text:style-name="T4">10 und 1.234 sind Ergebnis des zweiten Aufrufs mit 1 Parameter</text:span></text:p>
            <text:p><text:span text:style-name="T5">myFunc(10);</text:span></text:p>
          </draw:text-box>
        </draw:frame>
        <draw:frame draw:style-name="gr6" draw:text-style-name="P7" draw:layer="layout" svg:width="19cm" svg:height="3.376cm" svg:x="7.75cm" svg:y="12.5cm">
          <draw:text-box>
            <text:p><text:span text:style-name="T4">5 und 1.234 sind Ergebnis des dritten Aufrufs mit ohne Parametern</text:span></text:p>
            <text:p><text:span text:style-name="T5">myFunc(10,999.99);</text:span></text:p>
          </draw:text-box>
        </draw:frame>
        <draw:frame draw:style-name="gr6" draw:text-style-name="P7" draw:layer="layout" svg:width="24.8cm" svg:height="3.707cm" svg:x="1cm" svg:y="16.524cm">
          <draw:text-box>
            <text:p><text:span text:style-name="T6">Aber:</text:span></text:p>
            <text:p><text:span text:style-name="T7">Weglassen von Aufrufparametern immer nur von rechts nach links!</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8" draw:layer="layout" svg:width="25.199cm" svg:height="13.486cm" svg:x="1.4cm" svg:y="4.914cm" presentation:class="outline" presentation:user-transformed="true">
          <draw:text-box>
            <text:list text:style-name="L2">
              <text:list-item>
                <text:p>Wichtiger Begriff – merken:</text:p>
              </text:list-item>
              <text:list-item>
                <text:p>Überladene Funktionen oder <text:span text:style-name="T8">Funktionsüberladung</text:span></text:p>
              </text:list-item>
              <text:list-item>
                <text:p>In objektorientierten Sprachen, nicht nur in c++ kann man <text:span text:style-name="T8">mehrere Funktionen mit gleichem Namen aber verschiedenen Parameterlisten</text:span> definieren, bzw. deklarieren.</text:p>
              </text:list-item>
              <text:list-item>
                <text:p>Man spricht von <text:span text:style-name="T8">überladenen Funktionen</text:span><text:span text:style-name="T9">.</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3" draw:layer="layout" svg:width="25.199cm" svg:height="15.286cm" svg:x="1.4cm" svg:y="4.814cm" presentation:class="outline" presentation:user-transformed="true">
          <draw:text-box>
            <text:list text:style-name="L2">
              <text:list-item>
                <text:p text:style-name="P2">In c konnte in einem Gültigkeitsbereich immer nur eine Funktion mit einem Funktionsnamen vereinbart werden.</text:p>
              </text:list-item>
              <text:list-item>
                <text:p text:style-name="P2">In c++ gilt das nicht mehr. </text:p>
              </text:list-item>
              <text:list-item>
                <text:p text:style-name="P2">Intern werden dem Funktionsnamen Kürzel für die einzelnen Parameter <text:s/>angefügt, so dass sich wieder ein eindeutiger Name am Ende ergibt.</text:p>
              </text:list-item>
              <text:list-item>
                <text:p text:style-name="P2"><text:span text:style-name="T10">Die Funktion </text:span><text:span text:style-name="T11">int calc(int,int)</text:span> könnte damit etwas vereinfacht unter dem Namen calc_ii geführt werden. <text:s/></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layer="layout" svg:width="25.199cm" svg:height="3.506cm" svg:x="1.4cm" svg:y="0.137cm" presentation:class="title" presentation:user-transformed="true">
          <draw:text-box>
            <text:p>Funktionsüberladung Beispiel 1</text:p>
          </draw:text-box>
        </draw:frame>
        <draw:frame draw:style-name="gr7" draw:text-style-name="P9" draw:layer="layout" svg:width="25.6cm" svg:height="13.789cm" svg:x="0.4cm" svg:y="4.4cm">
          <draw:text-box>
            <text:p><text:span text:style-name="T12">#include &lt;iostream&gt;</text:span></text:p>
            <text:p><text:span text:style-name="T12">#include &lt;cstdlib&gt;</text:span></text:p>
            <text:p><text:span text:style-name="T12">#include &lt;cmath&gt;</text:span></text:p>
            <text:p><text:span text:style-name="T12">using namespace std;</text:span></text:p>
            <text:p><text:span text:style-name="T12"/></text:p>
            <text:p><text:span text:style-name="T12">int <text:s text:c="3"/>myabs (int z) <text:s text:c="2"/>{return abs(z);} </text:span></text:p>
            <text:p><text:span text:style-name="T12">long <text:s text:c="2"/>myabs (long z) <text:s/>{return labs(z);}</text:span></text:p>
            <text:p><text:span text:style-name="T12">double myabs (double z){return fabs(z);}</text:span></text:p>
            <text:p><text:span text:style-name="T12"/></text:p>
            <text:p><text:span text:style-name="T12">int main()</text:span></text:p>
            <text:p><text:span text:style-name="T12">{</text:span></text:p>
            <text:p><text:span text:style-name="T12"><text:s text:c="2"/></text:span><text:span text:style-name="T12">double d=-123.5;</text:span></text:p>
            <text:p><text:span text:style-name="T12"><text:s text:c="2"/></text:span><text:span text:style-name="T12">cout &lt;&lt; "Double:" &lt;&lt;myabs(d)&lt;&lt;endl;</text:span></text:p>
            <text:p><text:span text:style-name="T12">}</text:span></text:p>
            <text:p><text:span text:style-name="T12"/></text:p>
          </draw:text-box>
        </draw:frame>
        <draw:custom-shape draw:style-name="gr3" draw:text-style-name="P10" draw:layer="layout" svg:width="14.2cm" svg:height="2.3cm" svg:x="13cm" svg:y="17.3cm">
          <text:p text:style-name="P5"><text:span text:style-name="T13">Aufruf von myabs mit Parameter </text:span></text:p>
          <text:p text:style-name="P5"><text:span text:style-name="T13">double</text:span></text:p>
          <draw:enhanced-geometry svg:viewBox="0 0 21600 21600" draw:text-areas="800 800 20800 20800" draw:type="round-rectangular-callout" draw:modifiers="44.1095697486093 -12428.68318122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3" draw:layer="layout" svg:width="25.199cm" svg:height="15.286cm" svg:x="0.6cm" svg:y="4.814cm" presentation:class="outline" presentation:user-transformed="true">
          <draw:text-box>
            <text:list text:style-name="L2">
              <text:list-item>
                <text:p text:style-name="P2">Im Beispiel gibt es drei Funktionen myabs mit je einem Parameter unterschiedlichen Typs.</text:p>
              </text:list-item>
              <text:list-item>
                <text:p text:style-name="P2">Grundbedingung bei Funktionsüberladung ist, dass die Parameterlisten der gleichnamigen Funktionen in Typ und/oder Anzahl der Parameter voneinander verschieden sind.</text:p>
              </text:list-item>
              <text:list-item>
                <text:p text:style-name="P2">Auf Grund der Aufrufparameter findet der Compiler die passende Funktio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3.506cm" svg:x="1.4cm" svg:y="-0.463cm" presentation:class="title" presentation:user-transformed="true">
          <draw:text-box>
            <text:p>Funktionsüberladung Beispiel 2</text:p>
          </draw:text-box>
        </draw:frame>
        <draw:frame draw:style-name="gr7" draw:text-style-name="P9" draw:layer="layout" svg:width="25.6cm" svg:height="16.487cm" svg:x="0.931cm" svg:y="2.886cm">
          <draw:text-box>
            <text:p><text:span text:style-name="T12">#include &lt;iostream&gt;</text:span></text:p>
            <text:p><text:span text:style-name="T12">#include &lt;cstdlib&gt;</text:span></text:p>
            <text:p><text:span text:style-name="T12">#include &lt;cmath&gt;</text:span></text:p>
            <text:p><text:span text:style-name="T12">using namespace std;</text:span></text:p>
            <text:p><text:span text:style-name="T12"/></text:p>
            <text:p><text:span text:style-name="T12">namespace beck</text:span></text:p>
            <text:p><text:span text:style-name="T12">{</text:span></text:p>
            <text:p><text:span text:style-name="T12">int <text:s text:c="4"/>abs (int z)</text:span><text:span text:style-name="T12"><text:tab/></text:span><text:span text:style-name="T12"><text:tab/></text:span><text:span text:style-name="T12">{return abs(z);} </text:span></text:p>
            <text:p><text:span text:style-name="T12">long <text:s text:c="3"/>abs (long z)</text:span><text:span text:style-name="T12"><text:tab/></text:span><text:span text:style-name="T12"><text:tab/></text:span><text:span text:style-name="T12">{return labs(z);}</text:span></text:p>
            <text:p><text:span text:style-name="T12">double</text:span><text:span text:style-name="T12"><text:tab/></text:span><text:span text:style-name="T12">abs (double z)</text:span><text:span text:style-name="T12"><text:tab/></text:span><text:span text:style-name="T12">{return fabs(z);}</text:span></text:p>
            <text:p><text:span text:style-name="T12">}</text:span></text:p>
            <text:p><text:span text:style-name="T12"/></text:p>
            <text:p><text:span text:style-name="T12">int main()</text:span></text:p>
            <text:p><text:span text:style-name="T12">{</text:span></text:p>
            <text:p><text:span text:style-name="T12"><text:s text:c="2"/></text:span><text:span text:style-name="T12">double d=-123.5;</text:span></text:p>
            <text:p><text:span text:style-name="T12"><text:s text:c="2"/></text:span><text:span text:style-name="T12">using namespace beck;</text:span></text:p>
            <text:p><text:span text:style-name="T12"><text:s text:c="2"/></text:span><text:span text:style-name="T12">cout &lt;&lt; "Double:" &lt;&lt;beck::abs(d)&lt;&lt;endl;</text:span></text:p>
            <text:p><text:span text:style-name="T12">}</text:span></text:p>
          </draw:text-box>
        </draw:frame>
        <draw:custom-shape draw:style-name="gr8" draw:text-style-name="P5" draw:layer="layout" svg:width="12.2cm" svg:height="2.2cm" svg:x="15.2cm" svg:y="4cm">
          <text:p text:style-name="P5">Aufruf der Standardfunktion</text:p>
          <text:p text:style-name="P5">std::abs</text:p>
          <text:p text:style-name="P5">Kein rekursiver Aufruf!!!</text:p>
          <draw:enhanced-geometry svg:viewBox="0 0 21600 21600" draw:text-areas="800 800 20800 20800" draw:type="round-rectangular-callout" draw:modifiers="2951.16793705434 52974.4661517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3" draw:layer="layout" svg:width="25.199cm" svg:height="15.286cm" svg:x="0.6cm" svg:y="4.814cm" presentation:class="outline" presentation:user-transformed="true">
          <draw:text-box>
            <text:list text:style-name="L2">
              <text:list-item>
                <text:p text:style-name="P2">Da es in diesem Beispiel den Namensraum beck gibt, dürfen unsere Funktionen den Namen abs tragen, den sonst die Standardfunktion hat. </text:p>
              </text:list-item>
              <text:list-item>
                <text:p text:style-name="P2">Die Standardfunktion abs können wir dennoch verwenden.</text:p>
              </text:list-item>
              <text:list-item>
                <text:p text:style-name="P2">Wir müssen nun nur den Namen <text:span text:style-name="T11">abs</text:span> unserer Funktionen voll qualifiziert verwenden. <text:span text:style-name="T11">beck::abs</text:span></text:p>
              </text:list-item>
              <text:list-item>
                <text:p text:style-name="P2">Nachfolgendes Beispiel „dreht den Spieß um“.</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3.506cm" svg:x="1.4cm" svg:y="0.137cm" presentation:class="title" presentation:user-transformed="true">
          <draw:text-box>
            <text:p>Funktionsüberladung Beispiel 3</text:p>
          </draw:text-box>
        </draw:frame>
        <draw:frame draw:style-name="gr9" draw:text-style-name="P4" draw:layer="layout" svg:width="26.518cm" svg:height="16.945cm" svg:x="0.682cm" svg:y="3.2cm">
          <draw:text-box>
            <text:p><text:span text:style-name="T2">#include &lt;iostream&gt;</text:span></text:p>
            <text:p><text:span text:style-name="T2">#include &lt;cstdlib&gt;</text:span></text:p>
            <text:p><text:span text:style-name="T2">#include &lt;cmath&gt;</text:span></text:p>
            <text:p><text:span text:style-name="T2"/></text:p>
            <text:p><text:span text:style-name="T2">namespace beck</text:span></text:p>
            <text:p><text:span text:style-name="T2">{</text:span></text:p>
            <text:p><text:span text:style-name="T2">int <text:s text:c="3"/>abs (int z) <text:s text:c="2"/>{return std::abs(z);} </text:span></text:p>
            <text:p><text:span text:style-name="T2">long <text:s text:c="2"/>abs (long z) <text:s/>{return std::labs(z);}</text:span></text:p>
            <text:p><text:span text:style-name="T2">double abs (double z){return std::fabs(z);}</text:span></text:p>
            <text:p><text:span text:style-name="T2">}</text:span></text:p>
            <text:p><text:span text:style-name="T2">using namespace beck;</text:span></text:p>
            <text:p><text:span text:style-name="T2">int main()</text:span></text:p>
            <text:p><text:span text:style-name="T2">{</text:span></text:p>
            <text:p><text:span text:style-name="T2"><text:s text:c="2"/></text:span><text:span text:style-name="T2">double d=-123.5;</text:span></text:p>
            <text:p><text:span text:style-name="T2"><text:s text:c="2"/></text:span><text:span text:style-name="T2">using namespace beck;</text:span></text:p>
            <text:p><text:span text:style-name="T2"><text:s text:c="2"/></text:span><text:span text:style-name="T2">std::cout &lt;&lt; "Double:" &lt;&lt;abs(d)&lt;&lt;std::endl;</text:span></text:p>
            <text:p><text:span text:style-name="T2">}</text:span></text:p>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8" draw:layer="layout" svg:width="25.199cm" svg:height="15.286cm" svg:x="0.6cm" svg:y="4.814cm" presentation:class="outline" presentation:user-transformed="true">
          <draw:text-box>
            <text:list text:style-name="L2">
              <text:list-item>
                <text:p>An dem Beispiel hat sich in puncto Überladung nichts geändert.</text:p>
              </text:list-item>
              <text:list-item>
                <text:p>Wir benutzen hier nicht <text:span text:style-name="T11">using namespace std; </text:span><text:span text:style-name="T14">statt dessen benutzen wir </text:span><text:span text:style-name="T11">using namespace beck;</text:span></text:p>
              </text:list-item>
              <text:list-item>
                <text:p><text:span text:style-name="T14">In der Folge müssen wir alle Elemente von </text:span><text:span text:style-name="T11">std</text:span><text:span text:style-name="T14"> voll qualifiziert ansprechen, können aber unsere abs-Funktionen ohne beck:: aufrufen.</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3" draw:layer="layout" svg:width="26.6cm" svg:height="15.1cm" svg:x="0.6cm" svg:y="5cm" presentation:class="outline" presentation:user-transformed="true">
          <draw:text-box>
            <text:list text:style-name="L2">
              <text:list-item>
                <text:p text:style-name="P2"><text:span text:style-name="T14">Bisher haben sich die Datentypen der Funktionen unterschieden um Funktionsüberladung zu realisieren.</text:span></text:p>
              </text:list-item>
              <text:list-item>
                <text:p text:style-name="P2"><text:span text:style-name="T14">Im folgenden Beispiel unterscheiden sich die Funktionen durch die Anzahl der Parameter.</text:span></text:p>
              </text:list-item>
              <text:list-item>
                <text:p text:style-name="P2"><text:span text:style-name="T14">Wichtig: Bei der kombinierten Anwendung von Überladung und Defaultargumenten darf es nicht zu mehrdeutigen Situationen kommen, dies hätte Compilerfehler zur Folge.</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1" draw:layer="layout" svg:width="25.199cm" svg:height="3.506cm" svg:x="1.4cm" svg:y="0.137cm" presentation:class="title" presentation:user-transformed="true">
          <draw:text-box>
            <text:p>Funktionsüberladung Beispiel 4</text:p>
          </draw:text-box>
        </draw:frame>
        <draw:frame draw:style-name="gr9" draw:text-style-name="P9" draw:layer="layout" svg:width="16.518cm" svg:height="17.389cm" svg:x="0.682cm" svg:y="3.2cm">
          <draw:text-box>
            <text:p><text:span text:style-name="T12">#include &lt;iostream&gt;</text:span></text:p>
            <text:p><text:span text:style-name="T12">using namespace std;</text:span></text:p>
            <text:p><text:span text:style-name="T12"/></text:p>
            <text:p><text:span text:style-name="T12">int Max (int a, int b)</text:span></text:p>
            <text:p><text:span text:style-name="T12">{</text:span></text:p>
            <text:p><text:span text:style-name="T12"><text:s text:c="2"/></text:span><text:span text:style-name="T12">return (a&gt;b?a:b);</text:span></text:p>
            <text:p><text:span text:style-name="T12">}</text:span></text:p>
            <text:p><text:span text:style-name="T12"/></text:p>
            <text:p><text:span text:style-name="T12">int Max (int a, int b, int c)</text:span></text:p>
            <text:p><text:span text:style-name="T12">{</text:span></text:p>
            <text:p><text:span text:style-name="T12"><text:s text:c="2"/></text:span><text:span text:style-name="T12">return Max(Max(a,b),c);</text:span></text:p>
            <text:p><text:span text:style-name="T12">}</text:span></text:p>
            <text:p><text:span text:style-name="T12"/></text:p>
            <text:p><text:span text:style-name="T12">int main()</text:span></text:p>
            <text:p><text:span text:style-name="T12">{</text:span></text:p>
            <text:p><text:span text:style-name="T12"><text:s text:c="2"/></text:span><text:span text:style-name="T12">cout &lt;&lt; Max(47,11) <text:s/>&lt;&lt;endl;</text:span></text:p>
            <text:p><text:span text:style-name="T12"><text:s text:c="2"/></text:span><text:span text:style-name="T12">cout &lt;&lt; Max(5, 9, 2)&lt;&lt; endl;</text:span></text:p>
            <text:p><text:span text:style-name="T12"><text:s text:c="2"/></text:span><text:span text:style-name="T12">return 0;</text:span></text:p>
            <text:p><text:span text:style-name="T12">}</text:span></text:p>
          </draw:text-box>
        </draw:frame>
        <draw:frame draw:style-name="gr10" draw:text-style-name="P11" draw:layer="layout" svg:width="7.2cm" svg:height="4.557cm" svg:x="18.2cm" svg:y="15.843cm">
          <draw:text-box>
            <text:p><text:span text:style-name="T3">./a.out </text:span></text:p>
            <text:p><text:span text:style-name="T3">47</text:span></text:p>
            <text:p><text:span text:style-name="T3">9</text:span></text:p>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8" draw:layer="layout" svg:width="26.6cm" svg:height="15.1cm" svg:x="0.6cm" svg:y="5cm" presentation:class="outline" presentation:user-transformed="true">
          <draw:text-box>
            <text:list text:style-name="L2">
              <text:list-item>
                <text:p><text:span text:style-name="T14">Die Funktion Max ermittelt aus zwei bzw. drei int-Werten den jeweils größten Wert.</text:span></text:p>
              </text:list-item>
              <text:list-item>
                <text:p><text:span text:style-name="T14">Auch hier wird aus der Parameterliste des Aufrufs die passende Funktion ermittelt und aufgerufen.</text:span></text:p>
              </text:list-item>
              <text:list-item>
                <text:p><text:span text:style-name="T14">Eine Funktion </text:span></text:p>
                <text:p><text:span text:style-name="T11">int Max (int a, int b, int c=99)</text:span><text:span text:style-name="T14"> mit Defaultargument führt unweigerlich zum Compilerfehler!</text:span></text:p>
              </text:list-item>
              <text:list-item>
                <text:p><text:span text:style-name="T12">... call of overloaded ‘Max(int, int)’ is ambiguous</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1" draw:layer="layout" svg:width="25.199cm" svg:height="3.506cm" svg:x="1.4cm" svg:y="0.837cm" presentation:class="title">
          <draw:text-box>
            <text:p>Inlinefunktionen</text:p>
          </draw:text-box>
        </draw:frame>
        <draw:frame presentation:style-name="pr2" draw:text-style-name="P3" draw:layer="layout" svg:width="26.6cm" svg:height="15.1cm" svg:x="0.6cm" svg:y="5cm" presentation:class="outline" presentation:user-transformed="true">
          <draw:text-box>
            <text:list text:style-name="L2">
              <text:list-item>
                <text:p text:style-name="P2">Eine Funktion kann in c++ mit dem Attribut <text:span text:style-name="T15">inline</text:span></text:p>
                <text:p text:style-name="P2"><text:span text:style-name="T14">versehen werden.</text:span></text:p>
              </text:list-item>
              <text:list-item>
                <text:p text:style-name="P2"><text:span text:style-name="T14">Das Attribut bewirkt, dass die Funktion nicht über den üblichen Funktionsaufrufmechnismus aufgerufen wird, sondern es wir ihr Code direkt in die Aufrufstelle kopiert. Dies spart den Overhead, den sonst der Funktionsaufruf mit sich bringt.</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1" draw:layer="layout" svg:width="25.199cm" svg:height="3.506cm" svg:x="1.4cm" svg:y="0.837cm" presentation:class="title">
          <draw:text-box>
            <text:p>Inlinefunktionen</text:p>
          </draw:text-box>
        </draw:frame>
        <draw:frame presentation:style-name="pr2" draw:text-style-name="P3" draw:layer="layout" svg:width="26.6cm" svg:height="15.1cm" svg:x="0.6cm" svg:y="5cm" presentation:class="outline" presentation:user-transformed="true">
          <draw:text-box>
            <text:list text:style-name="L2">
              <text:list-item>
                <text:p text:style-name="P2"><text:span text:style-name="T14">Inlinefunktionen sind mit expandierten Macros vergleichbar, nur dass hier eine vollständige Typprüfung der Parameter erfolgt.</text:span></text:p>
              </text:list-item>
              <text:list-item>
                <text:p text:style-name="P2"><text:span text:style-name="T14">Inline sollte nur für kleine Funktionen, die aus nur wenigen Anweisungen bestehen, verwendet werden.</text:span></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8" draw:layer="layout" svg:width="26.6cm" svg:height="15.1cm" svg:x="0.6cm" svg:y="5cm" presentation:class="outline" presentation:user-transformed="true">
          <draw:text-box>
            <text:list text:style-name="L2">
              <text:list-item>
                <text:p><text:span text:style-name="T14">C++ gestattet mit Hilfe des Attributes const, typisierte Konstanten zu definieren. </text:span></text:p>
              </text:list-item>
              <text:list-item>
                <text:p><text:span text:style-name="T14">Die Syntax entspricht der einer Variablendefinition mit Initialisierung.</text:span></text:p>
              </text:list-item>
              <text:list-item>
                <text:p><text:span text:style-name="T14">Typisierte Konstanten sind in der Verwendung sicherer als defines, wie wir sie von c her kennen.</text:span></text:p>
              </text:list-item>
              <text:list-item>
                <text:p><text:span text:style-name="T14">Eine so definierte Konstante darf überall, wo ein konstanter Wert erwartet wird, stehen.</text:span></text:p>
              </text:list-item>
            </text:list>
          </draw:text-box>
        </draw:frame>
        <draw:frame presentation:style-name="pr2" draw:text-style-name="P3" draw:layer="layout" svg:width="26.6cm" svg:height="15.857cm" svg:x="0.75cm" svg:y="4.494cm" presentation:class="outline" presentation:user-transformed="true">
          <draw:text-box>
            <text:list text:style-name="L2">
              <text:list-item>
                <text:p text:style-name="P2"><text:span text:style-name="T14">C++ gestattet mit Hilfe des Attributes const, typisierte Konstanten zu definieren. </text:span></text:p>
              </text:list-item>
              <text:list-item>
                <text:p text:style-name="P2"><text:span text:style-name="T14">Die Syntax entspricht der einer Variablendefinition mit Initialisierung.</text:span></text:p>
              </text:list-item>
              <text:list-item>
                <text:p text:style-name="P2"><text:span text:style-name="T14">Typisierte Konstanten sind in der Verwendung sicherer als defines, wie wir sie von c her kennen weil Typprüfung möglich ist.</text:span></text:p>
              </text:list-item>
              <text:list-item>
                <text:p text:style-name="P2"><text:span text:style-name="T14">Eine so definierte Konstante darf überall, wo ein konstanter Wert erwartet wird, stehen.</text:spa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draw:style-name="gr11" draw:text-style-name="P4" draw:layer="layout" svg:width="16.8cm" svg:height="13.6cm" svg:x="0.8cm" svg:y="4cm">
          <draw:text-box>
            <text:p><text:span text:style-name="T2">#include &lt;iostream&gt;</text:span></text:p>
            <text:p><text:span text:style-name="T2"/></text:p>
            <text:p><text:span text:style-name="T2">using namespace std;</text:span></text:p>
            <text:p><text:span text:style-name="T2"/></text:p>
            <text:p><text:span text:style-name="T2">const int N=5;</text:span></text:p>
            <text:p><text:span text:style-name="T2">char vC[N];</text:span></text:p>
            <text:p><text:span text:style-name="T2"/></text:p>
            <text:p><text:span text:style-name="T2">int main()</text:span></text:p>
            <text:p><text:span text:style-name="T2">{</text:span></text:p>
            <text:p><text:span text:style-name="T2"><text:s text:c="2"/></text:span><text:span text:style-name="T2">cout &lt;&lt; "size of vC: " </text:span></text:p>
            <text:p><text:span text:style-name="T2"><text:s text:c="7"/></text:span><text:span text:style-name="T2">&lt;&lt; (sizeof vC) &lt;&lt; endl;</text:span></text:p>
            <text:p><text:span text:style-name="T2"><text:s text:c="2"/></text:span><text:span text:style-name="T2">return 0;</text:span></text:p>
            <text:p><text:span text:style-name="T2">}</text:span></text:p>
          </draw:text-box>
        </draw:frame>
        <draw:frame draw:style-name="gr12" draw:text-style-name="P4" draw:layer="layout" svg:width="7.6cm" svg:height="3.8cm" svg:x="19cm" svg:y="4.2cm">
          <draw:text-box>
            <text:p><text:span text:style-name="T2">./a.out</text:span></text:p>
            <text:p><text:span text:style-name="T2">size of vC: 5</text:span></text:p>
          </draw:text-box>
        </draw:frame>
        <draw:custom-shape draw:style-name="gr3" draw:text-style-name="P6" draw:layer="layout" svg:width="12.6cm" svg:height="2.8cm" svg:x="11.8cm" svg:y="8.8cm">
          <text:p text:style-name="P5"><text:span text:style-name="T3">Das geht in c nicht</text:span></text:p>
          <draw:enhanced-geometry svg:viewBox="0 0 21600 21600" draw:text-areas="800 800 20800 20800" draw:type="round-rectangular-callout" draw:modifiers="-8418.18903261646 7210.282042127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3" draw:layer="layout" svg:width="26.6cm" svg:height="15.857cm" svg:x="0.6cm" svg:y="4.343cm" presentation:class="outline" presentation:user-transformed="true">
          <draw:text-box>
            <text:list text:style-name="L2">
              <text:list-item>
                <text:p text:style-name="P2"><text:span text:style-name="T14">Besondere Bedeutung hat const in c++ in Verbindung mit Pointern.</text:span></text:p>
              </text:list-item>
              <text:list-item>
                <text:p text:style-name="P2"><text:span text:style-name="T14">Ein Pointer kann selbst eine Konstante sein, dann kann dieser Pointer nicht geändert werden, der Wert, auf den der Pointer zeigt, ist aber sehr wohl veränderbar.</text:span></text:p>
              </text:list-item>
              <text:list-item>
                <text:p text:style-name="P2"><text:span text:style-name="T14">Ein Pointer kann auf eine Konstante zeigen. Dann kann der Pointer modifiziert werden, der Wert, auf den der Pointer zeigt, jedoch nicht.</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8" draw:layer="layout" svg:width="26.6cm" svg:height="15.857cm" svg:x="0.6cm" svg:y="4.343cm" presentation:class="outline" presentation:user-transformed="true">
          <draw:text-box>
            <text:list text:style-name="L2">
              <text:list-item>
                <text:p><text:span text:style-name="T14">Schließlisch kann es auch einen konstanten Pointer geben, der auf eine Konstante zeigt. </text:span></text:p>
              </text:list-item>
              <text:list-item>
                <text:p><text:span text:style-name="T14">Regel:</text:span></text:p>
              </text:list-item>
            </text:list>
            <text:p text:style-name="P12"><text:span text:style-name="T16">const </text:span><text:span text:style-name="T17">vor dem Typ eines Pointers definiert einen Pointer auf einen Wert, der nicht überschrieben werden darf.</text:span></text:p>
            <text:p text:style-name="P12"><text:span text:style-name="T16">const</text:span><text:span text:style-name="T17"> nach dem Typ eines Pointers definiert einen Pointer, der nicht modifiziert werden kann.</text:span></text:p>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8" draw:layer="layout" svg:width="26.6cm" svg:height="9.857cm" svg:x="0.6cm" svg:y="4.343cm" presentation:class="outline" presentation:user-transformed="true">
          <draw:text-box>
            <text:list text:style-name="L2">
              <text:list-item>
                <text:p><text:span text:style-name="T14">Die erste Variante kennen wir schon von c:</text:span></text:p>
              </text:list-item>
              <text:list-item>
                <text:p><text:span text:style-name="T5">int strcmp(const char *s1, const char *s2);</text:span></text:p>
              </text:list-item>
              <text:list-item>
                <text:p><text:span text:style-name="T14">Hier zeigen die Pointer auf Werte, die von der Funktion nicht verändert werden (können/dürfen).</text:span></text:p>
              </text:list-item>
              <text:list-item>
                <text:p><text:span text:style-name="T14">Die zweite Variante sieht etwa so aus:</text:spa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draw:frame presentation:style-name="pr4" draw:layer="layout" svg:width="25.199cm" svg:height="1.963cm" svg:x="1.4cm" svg:y="0.337cm" presentation:class="title" presentation:user-transformed="true">
          <draw:text-box>
            <text:p>Typisierte Konstanten</text:p>
          </draw:text-box>
        </draw:frame>
        <draw:frame draw:style-name="gr13" draw:text-style-name="P9" draw:layer="layout" svg:width="26.208cm" svg:height="16.487cm" svg:x="0.792cm" svg:y="3.209cm">
          <draw:text-box>
            <text:p><text:span text:style-name="T12">#include &lt;iostream&gt;</text:span></text:p>
            <text:p><text:span text:style-name="T12">#include &lt;iomanip&gt;</text:span></text:p>
            <text:p><text:span text:style-name="T12">#include &lt;cstring&gt;</text:span></text:p>
            <text:p><text:span text:style-name="T12">using namespace std;</text:span></text:p>
            <text:p><text:span text:style-name="T12">// Das Urteil des Herrschers:</text:span></text:p>
            <text:p><text:span text:style-name="T12">char vbuf[]="haengen, nicht <text:s/>laufen lassen";</text:span></text:p>
            <text:p><text:span text:style-name="T12"/></text:p>
            <text:p><text:span text:style-name="T12">char * const pbuf=vbuf; // Initialisierung ist zwingend</text:span></text:p>
            <text:p><text:span text:style-name="T12"/></text:p>
            <text:p><text:span text:style-name="T12">int main()</text:span></text:p>
            <text:p><text:span text:style-name="T12">{</text:span></text:p>
            <text:p><text:span text:style-name="T12"><text:s text:c="2"/></text:span><text:span text:style-name="T12">pbuf++;</text:span></text:p>
            <text:p><text:span text:style-name="T12"><text:s text:c="2"/></text:span><text:span text:style-name="T12">cout &lt;&lt; "size of vbuf: " &lt;&lt; setw(4)&lt;&lt;(sizeof vbuf) </text:span></text:p>
            <text:p><text:span text:style-name="T12"><text:s text:c="7"/></text:span><text:span text:style-name="T12">&lt;&lt; " Text: " &lt;&lt; vbuf &lt;&lt; endl;</text:span></text:p>
            <text:p><text:span text:style-name="T12"><text:s text:c="2"/></text:span><text:span text:style-name="T12">cout &lt;&lt; "size of pbuf: " &lt;&lt; setw(4)&lt;&lt;(sizeof pbuf) </text:span></text:p>
            <text:p><text:span text:style-name="T12"><text:s text:c="7"/></text:span><text:span text:style-name="T12">&lt;&lt; " Text: " &lt;&lt; pbuf &lt;&lt; endl;</text:span></text:p>
            <text:p><text:span text:style-name="T12"><text:s text:c="2"/></text:span><text:span text:style-name="T12">return 0;</text:span></text:p>
            <text:p><text:span text:style-name="T12">}</text:span></text:p>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8" draw:layer="layout" svg:width="26.6cm" svg:height="15.657cm" svg:x="0.6cm" svg:y="4.343cm" presentation:class="outline" presentation:user-transformed="true">
          <draw:text-box>
            <text:list text:style-name="L2">
              <text:list-item>
                <text:p><text:span text:style-name="T14">Hier habe wir ihn, den konstanten Pointer.</text:span></text:p>
              </text:list-item>
              <text:list-item>
                <text:p><text:span text:style-name="T14">Er muss initialisert werden.</text:span></text:p>
              </text:list-item>
              <text:list-item>
                <text:p><text:span text:style-name="T14">Der Versuch ihn zu incrementieren wird mit mit einem Compilerfehler geahndet:</text:span></text:p>
                <text:p><text:span text:style-name="T18"><text:s/></text:span><text:span text:style-name="T5">error: increment of read-only variable ‘pbuf’</text:span></text:p>
              </text:list-item>
              <text:list-item>
                <text:p><text:span text:style-name="T14">Das Ändern der Daten, auf die der Pointer zeigt, ist kein Problem, wie nachfolgendes Beispiel zeigt, dieser Umstand rettet Leben!!</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Typisierte Konstanten</text:p>
          </draw:text-box>
        </draw:frame>
        <draw:frame draw:style-name="gr14" draw:text-style-name="P9" draw:layer="layout" svg:width="25.2cm" svg:height="15.806cm" svg:x="0.8cm" svg:y="4.294cm">
          <draw:text-box>
            <text:p><text:span text:style-name="T12">. . .</text:span></text:p>
            <text:p><text:span text:style-name="T12">// Das Urteil des Herrschers</text:span></text:p>
            <text:p><text:span text:style-name="T12">char vbuf[]="haengen, nicht <text:s/>laufen lassen";</text:span></text:p>
            <text:p><text:span text:style-name="T12"/></text:p>
            <text:p><text:span text:style-name="T12">char * const pbuf=vbuf; </text:span></text:p>
            <text:p><text:span text:style-name="T12"/></text:p>
            <text:p><text:span text:style-name="T12">int main()</text:span></text:p>
            <text:p><text:span text:style-name="T12">{</text:span></text:p>
            <text:p><text:span text:style-name="T12"><text:s text:c="2"/></text:span><text:span text:style-name="T12">pbuf[ 7]=' '; </text:span></text:p>
            <text:p><text:span text:style-name="T12"><text:s text:c="2"/></text:span><text:span text:style-name="T12">Pbuf[14]=',';</text:span></text:p>
            <text:p><text:span text:style-name="T12"><text:s text:c="2"/></text:span><text:span text:style-name="T12">cout &lt;&lt; „Die Message des Boten: &lt;&lt; endl;</text:span></text:p>
            <text:p><text:span text:style-name="T12"><text:s text:c="2"/></text:span><text:span text:style-name="T12">cout &lt;&lt; "size of vbuf: " &lt;&lt; setw(4)&lt;&lt;(sizeof vbuf) </text:span></text:p>
            <text:p><text:span text:style-name="T12"><text:s text:c="7"/></text:span><text:span text:style-name="T12">&lt;&lt; " Text: " &lt;&lt; vbuf &lt;&lt; endl;</text:span></text:p>
            <text:p><text:span text:style-name="T12"><text:s text:c="2"/></text:span><text:span text:style-name="T12">cout &lt;&lt; "size of pbuf: " &lt;&lt; setw(4)&lt;&lt;(sizeof pbuf) </text:span></text:p>
            <text:p><text:span text:style-name="T12"><text:s text:c="7"/></text:span><text:span text:style-name="T12">&lt;&lt; " Text: " &lt;&lt; pbuf &lt;&lt; endl;</text:span></text:p>
            <text:p><text:span text:style-name="T12"><text:s text:c="2"/></text:span><text:span text:style-name="T12">return 0;</text:span></text:p>
            <text:p><text:span text:style-name="T12">}</text:span></text:p>
          </draw:text-box>
        </draw:frame>
        <draw:frame draw:style-name="gr15" draw:layer="layout" svg:width="11.6cm" svg:height="3.806cm" svg:x="13.6cm" svg:y="7.6cm">
          <draw:text-box>
            <text:p>Es gibt noch mehr so schöne Sätze (hier mit/ohne Komma):</text:p>
            <text:p><text:tab/>Wir essen jetzt, Opa.</text:p>
            <text:p><text:tab/>Was, willst Du schon wieder?</text:p>
            <text:p/>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draw:style-name="gr16" draw:text-style-name="P9" draw:layer="layout" svg:width="26cm" svg:height="4.6cm" svg:x="1cm" svg:y="13.7cm">
          <draw:text-box>
            <text:p><text:span text:style-name="T12">./a.out</text:span></text:p>
            <text:p><text:span text:style-name="T12">Die message des Boten:</text:span></text:p>
            <text:p><text:span text:style-name="T12">size of vbuf: <text:s text:c="2"/>30 Text: haengen <text:s/>nicht, laufen lassen</text:span></text:p>
            <text:p><text:span text:style-name="T12">size of pbuf: <text:s text:c="3"/>8 Text: haengen <text:s/>nicht, laufen lassen</text:span></text:p>
          </draw:text-box>
        </draw:frame>
        <draw:frame draw:style-name="gr6" draw:text-style-name="P13" draw:layer="layout" svg:width="25.2cm" svg:height="7.894cm" svg:x="1.2cm" svg:y="4.1cm">
          <draw:text-box>
            <text:p><text:span text:style-name="T19">Das Urteil der Herrschers: <text:s text:c="2"/></text:span></text:p>
            <text:p><text:span text:style-name="T20">„</text:span><text:span text:style-name="T20">haengen, <text:s/>nicht <text:s/>laufen lassen“</text:span></text:p>
            <text:p><text:span text:style-name="T19">Glücklicherweise <text:s/>können wir über unseren konstanten Pointer die Daten ändern in die message des Boten:</text:span></text:p>
            <text:p><text:span text:style-name="T19"/></text:p>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draw:style-name="gr17" draw:text-style-name="P9" draw:layer="layout" svg:width="25.555cm" svg:height="13.844cm" svg:x="0.845cm" svg:y="5.2cm">
          <draw:text-box>
            <text:p><text:span text:style-name="T12">// Das Utreil des Herrschers:</text:span></text:p>
            <text:p><text:span text:style-name="T12">char vbuf[]="haengen, nicht <text:s/>laufen lassen";</text:span></text:p>
            <text:p><text:span text:style-name="T21">// Konstanter Pointer auf konstante Daten</text:span></text:p>
            <text:p><text:span text:style-name="T21">const char * const pbuf=vbuf; </text:span></text:p>
            <text:p><text:span text:style-name="T21"/></text:p>
            <text:p><text:span text:style-name="T12">int main()</text:span></text:p>
            <text:p><text:span text:style-name="T12">{</text:span></text:p>
            <text:p><text:span text:style-name="T12">// <text:s/>pbuf[ 7]=' '; // bringt jetzt Compilerfehler</text:span></text:p>
            <text:p><text:span text:style-name="T12">// <text:s/>pbuf[14]=','; // </text:span><text:span text:style-name="T22">assignment of read-only location ...</text:span></text:p>
            <text:p><text:span text:style-name="T12"><text:s text:c="2"/></text:span><text:span text:style-name="T12">cout &lt;&lt; "Die message des Boten:" &lt;&lt; endl; </text:span></text:p>
            <text:p><text:span text:style-name="T12"><text:s text:c="2"/></text:span><text:span text:style-name="T12">cout &lt;&lt; "size of vbuf: " &lt;&lt; setw(4)&lt;&lt;(sizeof vbuf) </text:span></text:p>
            <text:p><text:span text:style-name="T12"><text:s text:c="7"/></text:span><text:span text:style-name="T12">&lt;&lt; " Text: " &lt;&lt; vbuf &lt;&lt; endl;</text:span></text:p>
            <text:p><text:span text:style-name="T12"><text:s text:c="2"/></text:span><text:span text:style-name="T12">cout &lt;&lt; "size of pbuf: " &lt;&lt; setw(4)&lt;&lt;(sizeof pbuf) </text:span></text:p>
            <text:p><text:span text:style-name="T12"><text:s text:c="7"/></text:span><text:span text:style-name="T12">&lt;&lt; " Text: " &lt;&lt; pbuf &lt;&lt; endl;</text:span></text:p>
            <text:p><text:span text:style-name="T12"><text:s text:c="2"/></text:span><text:span text:style-name="T12">return 0;</text:span></text:p>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draw:frame presentation:style-name="pr1" draw:layer="layout" svg:width="25.199cm" svg:height="3.506cm" svg:x="1.4cm" svg:y="-0.063cm" presentation:class="title" presentation:user-transformed="true">
          <draw:text-box>
            <text:p>Typisierte Konstanten</text:p>
          </draw:text-box>
        </draw:frame>
        <draw:frame draw:style-name="gr18" draw:text-style-name="P13" draw:layer="layout" svg:width="25.2cm" svg:height="16.709cm" svg:x="1.2cm" svg:y="3.4cm">
          <draw:text-box>
            <text:list text:style-name="L1">
              <text:list-item>
                <text:p><text:span text:style-name="T19">In diesem letzten Fall ist es unmöglich, die Daten zu manipulieren und auch der Pointer kann nicht verändert werden.</text:span></text:p>
              </text:list-item>
              <text:list-item>
                <text:p><text:span text:style-name="T19">Besondere Bedeutung haben diese Konstrukte, wenn sie in Parameterlisten von Funktionen auftauchen.</text:span></text:p>
              </text:list-item>
              <text:list-item>
                <text:p><text:span text:style-name="T19">Merke:</text:span></text:p>
              </text:list-item>
            </text:list>
            <text:p><text:span text:style-name="T19"/></text:p>
            <text:list text:continue-numbering="true" text:style-name="L1">
              <text:list-item>
                <text:list>
                  <text:list-item>
                    <text:p><text:span text:style-name="T19">const vor dem Typ:</text:span></text:p>
                    <text:list>
                      <text:list-item>
                        <text:list>
                          <text:list-item>
                            <text:p><text:span text:style-name="T19">Die Daten sind konstant.</text:span></text:p>
                          </text:list-item>
                        </text:list>
                      </text:list-item>
                    </text:list>
                  </text:list-item>
                  <text:list-item>
                    <text:p><text:span text:style-name="T19">const nach dem Typ: </text:span></text:p>
                    <text:list>
                      <text:list-item>
                        <text:list>
                          <text:list-item>
                            <text:p><text:span text:style-name="T19">Der Pointer ist konstant, es ist eine Initialisierung des Pointers erforderlich.</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draw:frame presentation:style-name="pr1" draw:layer="layout" svg:width="25.199cm" svg:height="3.506cm" svg:x="1.4cm" svg:y="-0.063cm" presentation:class="title" presentation:user-transformed="true">
          <draw:text-box>
            <text:p>C-Code in Headerfiles</text:p>
          </draw:text-box>
        </draw:frame>
        <draw:frame draw:style-name="gr18" draw:text-style-name="P13" draw:layer="layout" svg:width="25.2cm" svg:height="15.042cm" svg:x="1.2cm" svg:y="3.4cm">
          <draw:text-box>
            <text:p><text:span text:style-name="T23">Einbinden von C Code</text:span></text:p>
            <text:p><text:span text:style-name="T24"/></text:p>
            <text:p text:style-name="P14"><text:span text:style-name="T24">C Code in Headerfiles müssen gesondert gekennzeichnet werden.</text:span></text:p>
            <text:p><text:span text:style-name="T25"/></text:p>
            <text:p><text:span text:style-name="T25">extern "C" {</text:span></text:p>
            <text:p><text:span text:style-name="T25"><text:s/></text:span><text:span text:style-name="T25">. . . </text:span></text:p>
            <text:p><text:span text:style-name="T25">}</text:span></text:p>
            <text:p><text:span text:style-name="T26"/></text:p>
            <text:p text:style-name="P2"><text:span text:style-name="T26">Nur so ist ein Linken der zugehörigen Objektdateien/Bibliotheken möglich</text:span></text:p>
          </draw:text-box>
        </draw:frame>
        <presentation:notes draw:style-name="dp2">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draw:frame presentation:style-name="pr1" draw:layer="layout" svg:width="25.199cm" svg:height="3.506cm" svg:x="1.4cm" svg:y="-0.763cm" presentation:class="title" presentation:user-transformed="true">
          <draw:text-box>
            <text:p>Der Scopeoperator ::</text:p>
          </draw:text-box>
        </draw:frame>
        <draw:frame draw:style-name="gr19" draw:text-style-name="P15" draw:layer="layout" svg:width="26.9cm" svg:height="18.169cm" svg:x="0.3cm" svg:y="2.416cm">
          <draw:text-box>
            <text:list text:style-name="L1">
              <text:list-item>
                <text:p text:style-name="P2"><text:span text:style-name="T27">Der scopeoperator beeinflusst die Regeln der Gültigkeit von Bezeichnern.</text:span></text:p>
              </text:list-item>
              <text:list-item>
                <text:p text:style-name="P2"><text:span text:style-name="T27">Angenommen, es gibt lokal und global jeweils einen Bezeichner mit dem selben Namen, z.B. </text:span><text:span text:style-name="T28">amount</text:span><text:span text:style-name="T27">.</text:span></text:p>
              </text:list-item>
              <text:list-item>
                <text:p text:style-name="P2"><text:span text:style-name="T29">Verwendet man innerhalb der Funktion (des Blocks), in der </text:span><text:span text:style-name="T28">amount</text:span><text:span text:style-name="T29"> lokal definiert ist diesen Namen, so ist natürlich dieser lokale Bezeichner <text:s/>gültig.</text:span></text:p>
              </text:list-item>
              <text:list-item>
                <text:p text:style-name="P2"><text:span text:style-name="T29">Setzt man den Scopeoperator davor, so werden die normalen Gültigkeitsregeln aufgehoben und es wird der globale an Stelle des lokalen Bezeichners gültig.</text:span></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draw:frame presentation:style-name="pr1" draw:layer="layout" svg:width="25.199cm" svg:height="3.506cm" svg:x="1.4cm" svg:y="-0.763cm" presentation:class="title" presentation:user-transformed="true">
          <draw:text-box>
            <text:p>Der Scopeoperator ::</text:p>
          </draw:text-box>
        </draw:frame>
        <draw:frame draw:style-name="gr20" draw:text-style-name="P4" draw:layer="layout" svg:width="23.4cm" svg:height="11.457cm" svg:x="1.4cm" svg:y="2.443cm">
          <draw:text-box>
            <text:p><text:span text:style-name="T2">#include &lt;iostream&gt;</text:span></text:p>
            <text:p><text:span text:style-name="T2">using namespace std;</text:span></text:p>
            <text:p><text:span text:style-name="T2"/></text:p>
            <text:p><text:span text:style-name="T2">int amount=123;</text:span></text:p>
            <text:p><text:span text:style-name="T2">int main()</text:span></text:p>
            <text:p><text:span text:style-name="T2">{</text:span></text:p>
            <text:p><text:span text:style-name="T2"><text:s text:c="2"/></text:span><text:span text:style-name="T2">int amount=456;</text:span></text:p>
            <text:p><text:span text:style-name="T2"><text:s text:c="2"/></text:span><text:span text:style-name="T2">cout&lt;&lt; "extern Amount: "&lt;&lt;::amount&lt;&lt;endl;</text:span></text:p>
            <text:p><text:span text:style-name="T2"><text:s text:c="2"/></text:span><text:span text:style-name="T2">cout&lt;&lt; "local <text:s/>Amount: "&lt;&lt; <text:s/>amount&lt;&lt;endl;</text:span></text:p>
            <text:p><text:span text:style-name="T2"><text:s text:c="2"/></text:span><text:span text:style-name="T2">return 0;</text:span></text:p>
            <text:p><text:span text:style-name="T2">}</text:span></text:p>
          </draw:text-box>
        </draw:frame>
        <draw:frame draw:style-name="gr21" draw:text-style-name="P4" draw:layer="layout" svg:width="10.241cm" svg:height="5.4cm" svg:x="1.559cm" svg:y="14.8cm">
          <draw:text-box>
            <text:p><text:span text:style-name="T2">./a.out</text:span></text:p>
            <text:p><text:span text:style-name="T2">extern Amount123</text:span></text:p>
            <text:p><text:span text:style-name="T2">local <text:s/>Amount456</text:span></text:p>
          </draw:text-box>
        </draw:frame>
        <presentation:notes draw:style-name="dp2">
          <draw:page-thumbnail draw:style-name="gr1"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Courier1" svg:font-family="Courier, 'Courier New'" style:font-family-generic="modern" style:font-pitch="fixed"/>
    <style:font-face style:name="Cumberland2" svg:font-family="Cumberland, 'Courier New'" style:font-family-generic="modern" style:font-pitch="fixed"/>
    <style:font-face style:name="courier1" svg:font-family="courier, 'Courier New'" style:font-family-generic="modern" style:font-pitch="fixed"/>
    <style:font-face style:name="Courier 10 Pitch" svg:font-family="'Courier 10 Pitch'" style:font-pitch="variable"/>
    <style:font-face style:name="Liberation Sans1" svg:font-family="'Liberation Sans'" style:font-pitch="variable"/>
    <style:font-face style:name="StarSymbol1" svg:font-family="StarSymbol, 'Arial Unicode MS'" style:font-pitch="variable"/>
    <style:font-face style:name="Courier" svg:font-family="Courier, 'Courier New'" style:font-family-generic="modern" style:font-pitch="variable"/>
    <style:font-face style:name="Cumberland1" svg:font-family="Cumberland, 'Courier New'" style:font-family-generic="modern" style:font-pitch="variable"/>
    <style:font-face style:name="Liberation Sans3" svg:font-family="'Liberation Sans'" style:font-family-generic="modern" style:font-pitch="variable"/>
    <style:font-face style:name="courier" svg:font-family="courier, 'Courier New'" style:font-family-generic="modern" style:font-pitch="variable"/>
    <style:font-face style:name="Cumberland" svg:font-family="Cumberland,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horndale" svg:font-family="Thorndale, 'Times New Roman'"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ucidasans1" svg:font-family="Lucidasans" style:font-family-generic="swiss" style:font-pitch="variable"/>
    <style:font-face style:name="helvetica" svg:font-family="helvetica, Arial" style:font-family-generic="swiss" style:font-pitch="variable"/>
    <style:font-face style:name="Cumberland3" svg:font-family="Cumberland, '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horndale" fo:font-family="Thorndale, 'Times New Roman'" style:font-family-generic="roman" style:font-pitch="variable" fo:font-size="12pt" fo:language="de" fo:country="DE" style:font-name-asian="Lucidasans1" style:font-family-asian="Lucidasans" style:font-family-generic-asian="swiss" style:font-pitch-asian="variable" style:language-asian="zxx" style:country-asian="none"/>
    </style:style>
    <style:style style:name="Überschrift_20_3" style:display-name="Überschrift 3" style:family="graphic">
      <style:paragraph-properties fo:margin-top="0.746cm" fo:margin-bottom="0.88cm" style:text-autospace="none"/>
      <style:text-properties style:font-name="Thorndale" fo:font-family="Thorndale, 'Times New Roman'" style:font-family-generic="roman" style:font-pitch="variable" fo:font-size="14pt" fo:font-weight="bold" style:font-name-asian="Lucidasans1" style:font-family-asian="Lucidasans" style:font-family-generic-asian="swiss" style:font-pitch-asian="variable" style:font-size-asian="14pt" style:font-weight-asian="bold" style:font-weight-complex="bold"/>
    </style:style>
    <style:style style:name="Nichtproportionaler_20_Text" style:display-name="Nichtproportionaler Text" style:family="graphic">
      <style:paragraph-properties style:text-autospace="none"/>
      <style:text-properties style:font-name="Cumberland2" fo:font-family="Cumberland, 'Courier New'" style:font-family-generic="modern" style:font-pitch="fixed" style:font-name-asian="Cumberland2" style:font-family-asian="Cumberland, 'Courier New'" style:font-family-generic-asian="modern" style:font-pitch-asian="fixed"/>
    </style:style>
    <style:style style:name="Endnotenzeichen" style:family="graphic">
      <style:paragraph-properties style:text-autospace="none"/>
    </style:style>
    <style:style style:name="Besuchter_20_Internetlink" style:display-name="Besuchter Internetlink" style:family="graphic">
      <style:paragraph-properties style:text-autospace="none"/>
      <style:text-properties fo:color="#800000" style:text-underline-style="solid" style:text-underline-width="auto" style:text-underline-color="font-color"/>
    </style:style>
    <style:style style:name="Internetlink" style:family="graphic">
      <style:paragraph-properties style:text-autospace="none"/>
      <style:text-properties fo:color="#000080" style:text-underline-style="solid" style:text-underline-width="auto" style:text-underline-color="font-color"/>
    </style:style>
    <style:style style:name="Aufzählungszeichen" style:family="graphic">
      <style:paragraph-properties style:text-autospace="none"/>
      <style:text-properties style:font-name="StarSymbol3" fo:font-family="StarSymbol, 'Arial Unicode MS'" style:font-charset="x-symbol" fo:font-size="9pt"/>
    </style:style>
    <style:style style:name="Nummerierungszeichen" style:family="graphic">
      <style:paragraph-properties style:text-autospace="none"/>
    </style:style>
    <style:style style:name="Fußnotenzeichen" style:family="graphic">
      <style:paragraph-properties style:text-autospace="none"/>
    </style:style>
    <style:style style:name="Listeninhalt" style:family="graphic">
      <style:paragraph-properties fo:margin-left="1.764cm" fo:margin-right="0cm" fo:text-indent="0cm" style:text-autospace="none"/>
    </style:style>
    <style:style style:name="Vorformatierter_20_Text" style:display-name="Vorformatierter Text" style:family="graphic">
      <style:paragraph-properties fo:margin-top="0cm" fo:margin-bottom="0cm" style:text-autospace="none"/>
      <style:text-properties style:font-name="Cumberland2" fo:font-family="Cumberland, 'Courier New'" style:font-family-generic="modern" style:font-pitch="fixed" fo:font-size="10pt" style:font-name-asian="Cumberland2" style:font-family-asian="Cumberland, 'Courier New'" style:font-family-generic-asian="modern" style:font-pitch-asian="fixed" style:font-size-asian="10pt"/>
    </style:style>
    <style:style style:name="Rahmeninhalt" style:family="graphic">
      <style:paragraph-properties fo:margin-top="0cm" fo:margin-bottom="0.374cm" style:text-autospace="none"/>
    </style:style>
    <style:style style:name="Tabellen_20_Überschrift" style:display-name="Tabellen Überschrift" style:family="graphic">
      <style:paragraph-properties fo:margin-top="0cm" fo:margin-bottom="0.374cm" fo:text-align="center" style:text-autospace="none"/>
      <style:text-properties fo:font-style="italic" fo:font-weight="bold" style:font-style-asian="italic" style:font-weight-asian="bold" style:font-style-complex="italic" style:font-weight-complex="bold"/>
    </style:style>
    <style:style style:name="Tabellen_20_Inhalt" style:display-name="Tabellen Inhalt" style:family="graphic">
      <style:paragraph-properties fo:margin-top="0cm" fo:margin-bottom="0.374cm" style:text-autospace="none"/>
    </style:style>
    <style:style style:name="Fußzeile" style:family="graphic">
      <style:paragraph-properties style:text-autospace="none">
        <style:tab-stops>
          <style:tab-stop style:position="14.993cm" style:type="center"/>
          <style:tab-stop style:position="29.99cm" style:type="right"/>
        </style:tab-stops>
      </style:paragraph-properties>
    </style:style>
    <style:style style:name="Kopfzeile" style:family="graphic">
      <style:paragraph-properties style:text-autospace="none">
        <style:tab-stops>
          <style:tab-stop style:position="14.993cm" style:type="center"/>
          <style:tab-stop style:position="29.99cm" style:type="right"/>
        </style:tab-stops>
      </style:paragraph-propertie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4T15:10:31.517538011</meta:creation-date>
    <dc:date>2016-03-13T19:43:35.244529751</dc:date>
    <meta:editing-duration>PT7M55S</meta:editing-duration>
    <meta:editing-cycles>5</meta:editing-cycles>
    <meta:generator>LibreOffice/4.2.8.2$Linux_X86_64 LibreOffice_project/420m0$Build-2</meta:generator>
    <dc:creator>Arnold Beck</dc:creator>
    <meta:document-statistic meta:object-count="166"/>
  </office:meta>
</office:document-meta>
</file>